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fdd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1e21ff5"/>
    </style:style>
    <style:style style:name="T33" style:family="text">
      <style:text-properties officeooo:rsid="0233449b"/>
    </style:style>
    <style:style style:name="T34" style:family="text">
      <style:text-properties officeooo:rsid="02317916"/>
    </style:style>
    <style:style style:name="T35" style:family="text">
      <style:text-properties officeooo:rsid="02867bcd"/>
    </style:style>
    <style:style style:name="T36" style:family="text">
      <style:text-properties officeooo:rsid="0063a409"/>
    </style:style>
    <style:style style:name="T37" style:family="text">
      <style:text-properties officeooo:rsid="034a2232"/>
    </style:style>
    <style:style style:name="T38" style:family="text">
      <style:text-properties officeooo:rsid="0387836c"/>
    </style:style>
    <style:style style:name="T39" style:family="text">
      <style:text-properties officeooo:rsid="03a5b103"/>
    </style:style>
    <style:style style:name="T40" style:family="text">
      <style:text-properties officeooo:rsid="03a5e499"/>
    </style:style>
    <style:style style:name="T41" style:family="text">
      <style:text-properties style:font-name="EB Garamond 12 All SC" fo:font-style="normal" officeooo:rsid="03ab3c01" style:font-style-asian="normal" style:font-style-complex="normal"/>
    </style:style>
    <style:style style:name="T42" style:family="text">
      <style:text-properties style:font-name="EB Garamond 12 All SC" fo:font-style="normal" officeooo:rsid="03ad0f49" style:font-style-asian="normal" style:font-style-complex="normal"/>
    </style:style>
    <style:style style:name="T43" style:family="text">
      <style:text-properties officeooo:rsid="03b4652d"/>
    </style:style>
    <style:style style:name="T44" style:family="text">
      <style:text-properties officeooo:rsid="03b75219"/>
    </style:style>
    <style:style style:name="T45" style:family="text">
      <style:text-properties officeooo:rsid="03b7a900"/>
    </style:style>
    <style:style style:name="T46" style:family="text">
      <style:text-properties officeooo:rsid="03bc49f5"/>
    </style:style>
    <style:style style:name="T47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43">Esser-</text:span>Skala, 201<text:span text:style-name="T35">8</text:span></text:p>
      <text:p text:style-name="P23"/>
      <text:p text:style-name="P23"/>
      <text:p text:style-name="P18">© 201<text:span text:style-name="T35">8</text:span> by Wolfgang <text:span text:style-name="T43">Esser-</text:span>Skala. This edition is licensed under the<text:span text:style-name="T37"><text:line-break/></text:span>Creative Commons Attribution<text:span text:style-name="T30">-NonCommercial-ShareAlike</text:span> 4.0 International License.<text:span text:style-name="T37"><text:line-break/></text:span>To view a copy of this license, visit http://creativecommons.org/licenses/by<text:span text:style-name="T31">-nc-sa</text:span>/4.0/.</text:p>
      <text:p text:style-name="P17"/>
      <text:p text:style-name="P19">Music engraving by LilyPond 2.18.0 (http://www.lilypond.org).<text:span text:style-name="T29"><text:line-break/>Front matter</text:span> typeset with EB Garamond (http://www.georgduffner.at/ebgaramond).</text:p>
      <text:p text:style-name="P23"/>
      <text:p text:style-name="P16">First <text:span text:style-name="T32">version</text:span>, <text:span text:style-name="T47">Octo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3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39">23,1</text:span>).</text:p>
      <text:p text:style-name="P3"/>
      <text:p text:style-name="P4">In general, this edition closely follows the <text:span text:style-name="T38">manuscript</text:span>. Any changes <text:span text:style-name="T28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41">k y r i e</text:span></text:p>
      <text:p text:style-name="P6"/>
      <text:p text:style-name="P13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139<text:tab/>S<text:tab/>bar in Ms: d″8–r8–r8</text:span><text:span text:style-name="T17"><text:line-break/></text:span></text:p>
      <text:p text:style-name="P11"><text:span text:style-name="T17"><text:line-break/><text:line-break/></text:span><text:span text:style-name="T42">s e q u e n t i a</text:span></text:p>
      <text:p text:style-name="P7"/>
      <text:p text:style-name="P12"><text:span text:style-name="T1">Bar<text:tab/>Staff<text:tab/>Note</text:span><text:span text:style-name="T12"><text:tab/></text:span><text:span text:style-name="T14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34">wolfgang</text:span> (at) <text:span text:style-name="T33">esser-skala</text:span>.at<text:span text:style-name="T34"> or create an issue or pull request on the edition’s GitHub page (https://github.com/skafdasschaf/ galuppi-requiem-BurG-I-52a)</text:span>. Your help will be greatly appreciated.</text:p>
      <text:p text:style-name="P14"/>
      <text:p text:style-name="P14"/>
      <text:p text:style-name="P14"><text:span text:style-name="T7">Salzburg, </text:span><text:span text:style-name="T18">October</text:span><text:span text:style-name="T7"> 201</text:span><text:span text:style-name="T8">8</text:span><text:line-break/>Wolfgang <text:span text:style-name="T43">Esser-</text:span>Skala</text:p>
      <text:p text:style-name="P29"/>
      <text:p text:style-name="P27"><text:span text:style-name="T37"><text:line-break/></text:span>C O N T E N T S</text:p>
      <text:p text:style-name="P21"/>
      <text:p text:style-name="P20"/>
      <text:p text:style-name="P15">Introitus</text:p>
      <text:p text:style-name="P22"><text:tab/>1<text:span text:style-name="T40">.1</text:span><text:tab/><text:span text:style-name="T44">Requiem</text:span><text:tab/><text:span text:style-name="T46">2<text:line-break/><text:line-break/></text:span><text:span text:style-name="T3">Kyrie</text:span><text:span text:style-name="T44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45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03T20:45:09.196944789</dc:date>
    <dc:creator>Wolfgang Skala</dc:creator>
    <meta:editing-duration>P10DT5H2M29S</meta:editing-duration>
    <meta:editing-cycles>885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443" meta:character-count="2630" meta:non-whitespace-character-count="2155"/>
  </office:meta>
</office:document-meta>
</file>